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T40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41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42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43" style:parent-style-name="DefaultParagraphFont" style:family="text">
      <style:text-properties fo:font-weight="bold" style:font-weight-asian="bold" style:font-weight-complex="bold" fo:color="#002060"/>
    </style:style>
    <style:style style:name="P44" style:parent-style-name="Standard" style:family="paragraph">
      <style:paragraph-properties fo:text-align="justify" fo:margin-top="0.1666in" fo:line-height="100%"/>
    </style:style>
    <style:style style:name="P45" style:parent-style-name="Standard" style:family="paragraph">
      <style:paragraph-properties fo:text-align="justify" fo:margin-top="0.1666in" fo:line-height="100%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</style:style>
    <style:style style:name="T48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49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ableCell5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text-align="justify" fo:margin-top="0.1666in" fo:line-height="100%"/>
      <style:text-properties fo:font-weight="bold" style:font-weight-asian="bold" style:font-weight-complex="bold" fo:color="#002060" fo:language="en" fo:country="US"/>
    </style:style>
    <style:style style:name="P52" style:parent-style-name="Standard" style:family="paragraph">
      <style:paragraph-properties fo:text-align="justify" fo:margin-top="0.1666in" fo:line-height="100%"/>
      <style:text-properties fo:font-weight="bold" style:font-weight-asian="bold" style:font-weight-complex="bold" fo:color="#002060" fo:language="en" fo:country="US"/>
    </style:style>
    <style:style style:name="P53" style:parent-style-name="Standard" style:family="paragraph">
      <style:paragraph-properties fo:text-align="justify" fo:margin-top="0.1666in" fo:line-height="100%"/>
    </style:style>
    <style:style style:name="T54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ableCell5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text-align="justify" fo:margin-top="0.1666in" fo:line-height="100%"/>
    </style:style>
    <style:style style:name="T57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58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59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60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61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ableCell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text-align="justify" fo:margin-top="0.1666in" fo:line-height="100%"/>
    </style:style>
    <style:style style:name="P64" style:parent-style-name="Standard" style:family="paragraph">
      <style:paragraph-properties fo:text-align="justify" fo:margin-top="0.1666in" fo:line-height="100%"/>
    </style:style>
    <style:style style:name="P65" style:parent-style-name="Standard" style:family="paragraph">
      <style:paragraph-properties fo:text-align="justify" fo:margin-top="0.1666in" fo:line-height="100%"/>
      <style:text-properties fo:font-weight="bold" style:font-weight-asian="bold" style:font-weight-complex="bold" fo:color="#002060" fo:language="en" fo:country="US"/>
    </style:style>
    <style:style style:name="P66" style:parent-style-name="Standard" style:family="paragraph">
      <style:paragraph-properties fo:text-align="justify" fo:margin-top="0.1666in" fo:line-height="100%"/>
    </style:style>
    <style:style style:name="TableCell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text-align="justify" fo:margin-top="0.1666in" fo:line-height="100%"/>
      <style:text-properties fo:font-weight="bold" style:font-weight-asian="bold" style:font-weight-complex="bold" fo:color="#002060" fo:language="en" fo:country="US"/>
    </style:style>
    <style:style style:name="P69" style:parent-style-name="Standard" style:family="paragraph">
      <style:paragraph-properties fo:text-align="justify" fo:margin-top="0.1666in" fo:line-height="100%"/>
      <style:text-properties fo:font-weight="bold" style:font-weight-asian="bold" style:font-weight-complex="bold" fo:color="#002060" fo:language="en" fo:country="US"/>
    </style:style>
    <style:style style:name="P70" style:parent-style-name="Standard" style:family="paragraph">
      <style:paragraph-properties fo:text-align="justify" fo:margin-top="0.1666in" fo:line-height="100%"/>
    </style:style>
    <style:style style:name="T71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ableRow72" style:family="table-row">
      <style:table-row-properties style:min-row-height="2.7326in" style:use-optimal-row-height="false"/>
    </style:style>
    <style:style style:name="TableCell73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text-align="center" fo:margin-top="0.1666in" fo:line-height="100%"/>
    </style:style>
    <style:style style:name="T75" style:parent-style-name="DefaultParagraphFont" style:family="text">
      <style:text-properties fo:font-weight="bold" style:font-weight-asian="bold"/>
    </style:style>
    <style:style style:name="TableCell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justify" fo:margin-top="0.1666in" fo:line-height="100%"/>
    </style:style>
    <style:style style:name="T78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ableCell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text-align="justify" fo:margin-top="0.1666in" fo:line-height="100%"/>
    </style:style>
    <style:style style:name="T81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ableCell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justify" fo:margin-top="0.1666in" fo:line-height="100%"/>
    </style:style>
    <style:style style:name="T84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ableCell8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text-align="justify" fo:margin-top="0.1666in" fo:line-height="100%"/>
    </style:style>
    <style:style style:name="TableCell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justify" fo:margin-top="0.1666in" fo:line-height="100%"/>
      <style:text-properties fo:font-weight="bold" style:font-weight-asian="bold" style:font-weight-complex="bold" fo:color="#002060" fo:language="en" fo:country="US"/>
    </style:style>
    <style:style style:name="P89" style:parent-style-name="Standard" style:family="paragraph">
      <style:paragraph-properties fo:text-align="justify" fo:margin-top="0.1666in" fo:line-height="100%"/>
    </style:style>
    <style:style style:name="T90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ableCell9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text-align="justify" fo:margin-top="0.1666in" fo:line-height="100%"/>
    </style:style>
    <style:style style:name="P93" style:parent-style-name="Standard" style:family="paragraph">
      <style:paragraph-properties fo:text-align="justify" fo:margin-top="0.1666in" fo:line-height="100%"/>
    </style:style>
    <style:style style:name="TableRow94" style:family="table-row">
      <style:table-row-properties style:min-row-height="1.0868in" style:use-optimal-row-height="false"/>
    </style:style>
    <style:style style:name="TableCell9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text-align="center" fo:margin-top="0.1666in" fo:line-height="100%"/>
    </style:style>
    <style:style style:name="T97" style:parent-style-name="DefaultParagraphFont" style:family="text">
      <style:text-properties fo:font-weight="bold" style:font-weight-asian="bold"/>
    </style:style>
    <style:style style:name="TableCell9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justify" fo:margin-top="0.1666in" fo:line-height="100%"/>
    </style:style>
    <style:style style:name="T100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justify" fo:margin-top="0.1666in" fo:line-height="100%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justify" fo:margin-top="0.1666in" fo:line-height="100%"/>
    </style:style>
    <style:style style:name="TableCell1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justify" fo:margin-top="0.1666in" fo:line-height="100%"/>
    </style:style>
    <style:style style:name="T107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108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109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ableCell11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text-align="justify" fo:margin-top="0.1666in" fo:line-height="100%"/>
    </style:style>
    <style:style style:name="TableCell11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text-align="justify" fo:margin-top="0.1666in" fo:line-height="100%"/>
    </style:style>
    <style:style style:name="T114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ableRow115" style:family="table-row">
      <style:table-row-properties style:min-row-height="1.2743in" style:use-optimal-row-height="false"/>
    </style:style>
    <style:style style:name="TableCell116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17" style:parent-style-name="Standard" style:family="paragraph">
      <style:paragraph-properties fo:text-align="center" fo:margin-top="0.1666in" fo:line-height="100%"/>
    </style:style>
    <style:style style:name="T118" style:parent-style-name="DefaultParagraphFont" style:family="text">
      <style:text-properties fo:font-weight="bold" style:font-weight-asian="bold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justify" fo:margin-top="0.1666in" fo:line-height="100%"/>
    </style:style>
    <style:style style:name="TableCell1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text-align="justify" fo:margin-top="0.1666in" fo:line-height="100%"/>
    </style:style>
    <style:style style:name="T123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ableCell12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text-align="justify" fo:margin-top="0.1666in" fo:line-height="100%"/>
    </style:style>
    <style:style style:name="TableCell12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text-align="justify" fo:margin-top="0.1666in" fo:line-height="100%"/>
    </style:style>
    <style:style style:name="T128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129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130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ableCell1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text-align="justify" fo:margin-top="0.1666in" fo:line-height="100%"/>
    </style:style>
    <style:style style:name="T133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134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135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136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137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ableCell1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text-align="justify" fo:margin-top="0.1666in" fo:line-height="100%"/>
    </style:style>
    <style:style style:name="TableRow140" style:family="table-row">
      <style:table-row-properties style:min-row-height="0.8993in" style:use-optimal-row-height="false"/>
    </style:style>
    <style:style style:name="TableCell141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text-align="center" fo:margin-top="0.1666in" fo:line-height="100%"/>
    </style:style>
    <style:style style:name="T143" style:parent-style-name="DefaultParagraphFont" style:family="text">
      <style:text-properties fo:font-weight="bold" style:font-weight-asian="bold"/>
    </style:style>
    <style:style style:name="TableCell1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text-align="justify" fo:margin-top="0.1666in" fo:line-height="100%"/>
    </style:style>
    <style:style style:name="TableCell1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text-align="justify" fo:margin-top="0.1666in" fo:line-height="100%"/>
    </style:style>
    <style:style style:name="TableCell1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text-align="justify" fo:margin-top="0.1666in" fo:line-height="100%"/>
    </style:style>
    <style:style style:name="T150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ableCell15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text-align="justify" fo:margin-top="0.1666in" fo:line-height="100%"/>
    </style:style>
    <style:style style:name="TableCell1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4" style:parent-style-name="Standard" style:family="paragraph">
      <style:paragraph-properties fo:text-align="justify" fo:margin-top="0.1666in" fo:line-height="100%"/>
    </style:style>
    <style:style style:name="T155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ableCell15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7" style:parent-style-name="Standard" style:family="paragraph">
      <style:paragraph-properties fo:text-align="justify" fo:margin-top="0.1666in" fo:line-height="100%"/>
    </style:style>
    <style:style style:name="TableRow158" style:family="table-row">
      <style:table-row-properties style:min-row-height="2.2118in" style:use-optimal-row-height="false"/>
    </style:style>
    <style:style style:name="TableCell159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text-align="center" fo:margin-top="0.1666in" fo:line-height="100%"/>
    </style:style>
    <style:style style:name="T161" style:parent-style-name="DefaultParagraphFont" style:family="text">
      <style:text-properties fo:font-weight="bold" style:font-weight-asian="bold"/>
    </style:style>
    <style:style style:name="TableCell1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3" style:parent-style-name="Standard" style:family="paragraph">
      <style:paragraph-properties fo:text-align="justify" fo:margin-top="0.1666in" fo:line-height="100%"/>
    </style:style>
    <style:style style:name="TableCell1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5" style:parent-style-name="Standard" style:family="paragraph">
      <style:paragraph-properties fo:text-align="justify" fo:margin-top="0.1666in" fo:line-height="100%"/>
    </style:style>
    <style:style style:name="TableCell16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7" style:parent-style-name="Standard" style:family="paragraph">
      <style:paragraph-properties fo:text-align="justify" fo:margin-top="0.1666in" fo:line-height="100%"/>
    </style:style>
    <style:style style:name="T168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ableCell1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text-align="justify" fo:margin-top="0.1666in" fo:line-height="100%"/>
    </style:style>
    <style:style style:name="T171" style:parent-style-name="DefaultParagraphFont" style:family="text">
      <style:text-properties fo:font-weight="bold" style:font-weight-asian="bold" style:font-weight-complex="bold" fo:color="#002060" fo:language="en" fo:country="US"/>
    </style:style>
    <style:style style:name="TableCell1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3" style:parent-style-name="Standard" style:family="paragraph">
      <style:paragraph-properties fo:text-align="justify" fo:margin-top="0.1666in" fo:line-height="100%"/>
    </style:style>
    <style:style style:name="TableCell1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5" style:parent-style-name="Standard" style:family="paragraph">
      <style:paragraph-properties fo:text-align="justify" fo:margin-top="0.1666in" fo:line-height="100%"/>
    </style:style>
    <style:style style:name="P176" style:parent-style-name="Standard" style:family="paragraph">
      <style:paragraph-properties fo:text-align="justify" fo:margin-top="0.1666in" fo:margin-bottom="0.1666in" fo:line-height="100%"/>
    </style:style>
    <style:style style:name="P177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<text:span text:style-name="T40">What is the average quantity of goods produc</text:span><text:span text:style-name="T41">e</text:span><text:span text:style-name="T42">d by the suppliers</text:span><text:span text:style-name="T43">?</text:span></text:p>
            <text:p text:style-name="P44"><text:s/></text:p>
            <text:p text:style-name="P45">What are the types of contracts they have?</text:p>
          </table:table-cell>
          <table:table-cell table:style-name="TableCell46">
            <text:p text:style-name="P47"><text:span text:style-name="T48">What is the cost of supplying goods from suppliers to warehouse</text:span><text:span text:style-name="T49">?</text:span></text:p>
          </table:table-cell>
          <table:table-cell table:style-name="TableCell50">
            <text:p text:style-name="P51">What is the schedule of distribution of goods to store transporter?</text:p>
            <text:p text:style-name="P52"/>
            <text:p text:style-name="P53"><text:span text:style-name="T54">What is size of the warehouse?</text:span></text:p>
          </table:table-cell>
          <table:table-cell table:style-name="TableCell55">
            <text:p text:style-name="P56"><text:span text:style-name="T57">What is the cost of supplying goods from<text:s/></text:span><text:span text:style-name="T58">warehouse</text:span><text:span text:style-name="T59"><text:s/>to<text:s/></text:span><text:span text:style-name="T60">store</text:span><text:span text:style-name="T61">?</text:span></text:p>
          </table:table-cell>
          <table:table-cell table:style-name="TableCell62">
            <text:p text:style-name="P63">What is the size of the buffer supply area?</text:p>
            <text:p text:style-name="P64"><text:s/></text:p>
            <text:p text:style-name="P65">What is the schedule of<text:s/>receiving<text:s/>the<text:s/>goods<text:s/>from<text:s/>store transporter?</text:p>
            <text:p text:style-name="P66"/>
          </table:table-cell>
          <table:table-cell table:style-name="TableCell67">
            <text:p text:style-name="P68">What is the price range of the goods sold by the store?</text:p>
            <text:p text:style-name="P69"><text:s/></text:p>
            <text:p text:style-name="P70"><text:span text:style-name="T71">What is the timing of the store?</text:span></text:p>
          </table:table-cell>
        </table:table-row>
        <table:table-row table:style-name="TableRow72">
          <table:table-cell table:style-name="TableCell73">
            <text:p text:style-name="P74"><text:span text:style-name="T75">How?</text:span></text:p>
          </table:table-cell>
          <table:table-cell table:style-name="TableCell76">
            <text:p text:style-name="P77"><text:span text:style-name="T78">How many suppliers are producing the goods?</text:span></text:p>
          </table:table-cell>
          <table:table-cell table:style-name="TableCell79">
            <text:p text:style-name="P80"><text:span text:style-name="T81">How are the schedules arrived for warehouse transport?</text:span></text:p>
          </table:table-cell>
          <table:table-cell table:style-name="TableCell82">
            <text:p text:style-name="P83"><text:span text:style-name="T84">How the goods in the warehouse are assembled?</text:span></text:p>
          </table:table-cell>
          <table:table-cell table:style-name="TableCell85">
            <text:p text:style-name="P86">How are the schedules arrived at?</text:p>
          </table:table-cell>
          <table:table-cell table:style-name="TableCell87">
            <text:p text:style-name="P88">How many employees are working at present?</text:p>
            <text:p text:style-name="P89"><text:span text:style-name="T90">How is the method used for storing the goods in buffer supply area?</text:span></text:p>
          </table:table-cell>
          <table:table-cell table:style-name="TableCell91">
            <text:p text:style-name="P92">How is the store layout<text:s/>optimized?</text:p>
            <text:p text:style-name="P93"><text:s/></text:p>
          </table:table-cell>
        </table:table-row>
        <text:soft-page-break/>
        <table:table-row table:style-name="TableRow94">
          <table:table-cell table:style-name="TableCell95">
            <text:p text:style-name="P96"><text:span text:style-name="T97">Who?</text:span></text:p>
          </table:table-cell>
          <table:table-cell table:style-name="TableCell98">
            <text:p text:style-name="P99"><text:span text:style-name="T100">Who is supervising or monitoring the functions of suppliers as per the contract requirement?</text:span></text:p>
          </table:table-cell>
          <table:table-cell table:style-name="TableCell101">
            <text:p text:style-name="P102">Who are the transporters?</text:p>
          </table:table-cell>
          <table:table-cell table:style-name="TableCell103">
            <text:p text:style-name="P104"><text:s/></text:p>
          </table:table-cell>
          <table:table-cell table:style-name="TableCell105">
            <text:p text:style-name="P106"><text:span text:style-name="T107">Who are the store transporter</text:span><text:span text:style-name="T108">s</text:span><text:span text:style-name="T109">?</text:span></text:p>
          </table:table-cell>
          <table:table-cell table:style-name="TableCell110">
            <text:p text:style-name="P111"><text:s/></text:p>
          </table:table-cell>
          <table:table-cell table:style-name="TableCell112">
            <text:p text:style-name="P113"><text:span text:style-name="T114">Who is responsible for customer support and handling?</text:span></text:p>
          </table:table-cell>
        </table:table-row>
        <table:table-row table:style-name="TableRow115">
          <table:table-cell table:style-name="TableCell116">
            <text:p text:style-name="P117"><text:span text:style-name="T118">When?</text:span></text:p>
          </table:table-cell>
          <table:table-cell table:style-name="TableCell119">
            <text:p text:style-name="P120"><text:s/></text:p>
          </table:table-cell>
          <table:table-cell table:style-name="TableCell121">
            <text:p text:style-name="P122"><text:span text:style-name="T123">When the transports receive goods from suppliers?</text:span></text:p>
          </table:table-cell>
          <table:table-cell table:style-name="TableCell124">
            <text:p text:style-name="P125">When do the warehouses receive goods from the transporters?</text:p>
          </table:table-cell>
          <table:table-cell table:style-name="TableCell126">
            <text:p text:style-name="P127"><text:span text:style-name="T128">When the transports receive goods from<text:s/></text:span><text:span text:style-name="T129">warehouse</text:span><text:span text:style-name="T130">?</text:span></text:p>
          </table:table-cell>
          <table:table-cell table:style-name="TableCell131">
            <text:p text:style-name="P132"><text:span text:style-name="T133">When the store</text:span><text:span text:style-name="T134">s</text:span><text:span text:style-name="T135"><text:s/></text:span><text:span text:style-name="T136">inform</text:span><text:span text:style-name="T137"><text:s/>the deficit or out of stock to warehouse?</text:span></text:p>
          </table:table-cell>
          <table:table-cell table:style-name="TableCell138">
            <text:p text:style-name="P139">When do they visit the store?</text:p>
          </table:table-cell>
        </table:table-row>
        <table:table-row table:style-name="TableRow140">
          <table:table-cell table:style-name="TableCell141">
            <text:p text:style-name="P142"><text:span text:style-name="T143">Where?</text:span></text:p>
          </table:table-cell>
          <table:table-cell table:style-name="TableCell144">
            <text:p text:style-name="P145">Where are the suppliers<text:s/>located?</text:p>
          </table:table-cell>
          <table:table-cell table:style-name="TableCell146">
            <text:p text:style-name="P147"><text:s/></text:p>
          </table:table-cell>
          <table:table-cell table:style-name="TableCell148">
            <text:p text:style-name="P149"><text:span text:style-name="T150">Where are the warehouses located?</text:span></text:p>
          </table:table-cell>
          <table:table-cell table:style-name="TableCell151">
            <text:p text:style-name="P152"><text:s/></text:p>
          </table:table-cell>
          <table:table-cell table:style-name="TableCell153">
            <text:p text:style-name="P154"><text:span text:style-name="T155">Where are the stores located?</text:span></text:p>
          </table:table-cell>
          <table:table-cell table:style-name="TableCell156">
            <text:p text:style-name="P157"><text:s/></text:p>
          </table:table-cell>
        </table:table-row>
        <table:table-row table:style-name="TableRow158">
          <table:table-cell table:style-name="TableCell159">
            <text:p text:style-name="P160"><text:span text:style-name="T161">Which?</text:span></text:p>
          </table:table-cell>
          <table:table-cell table:style-name="TableCell162">
            <text:p text:style-name="P163"><text:s/></text:p>
          </table:table-cell>
          <table:table-cell table:style-name="TableCell164">
            <text:p text:style-name="P165">Which prominent routes are used by the transporters for navigating between the suppliers and the warehouses?</text:p>
          </table:table-cell>
          <table:table-cell table:style-name="TableCell166">
            <text:p text:style-name="P167"><text:span text:style-name="T168">Which goods are frequently distributed to store transporter?</text:span></text:p>
          </table:table-cell>
          <table:table-cell table:style-name="TableCell169">
            <text:p text:style-name="P170"><text:span text:style-name="T171">Which routes are mostly used by the store transporter between warehouses and stores?</text:span></text:p>
          </table:table-cell>
          <table:table-cell table:style-name="TableCell172">
            <text:p text:style-name="P173"><text:s/></text:p>
          </table:table-cell>
          <table:table-cell table:style-name="TableCell174">
            <text:p text:style-name="P175"><text:s/></text:p>
          </table:table-cell>
        </table:table-row>
      </table:table>
      <text:p text:style-name="P176"><text:s/></text:p>
      <text:p text:style-name="P17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UPAMA</meta:initial-creator>
    <dc:creator>Anupama Rai</dc:creator>
    <meta:creation-date>2021-07-22T07:58:00Z</meta:creation-date>
    <dc:date>2021-07-22T07:58:00Z</dc:date>
    <meta:template xlink:href="Normal" xlink:type="simple"/>
    <meta:editing-cycles>2</meta:editing-cycles>
    <meta:editing-duration>PT180S</meta:editing-duration>
    <meta:document-statistic meta:page-count="2" meta:paragraph-count="3" meta:word-count="283" meta:character-count="1894" meta:row-count="13" meta:non-whitespace-character-count="1614"/>
  </office:meta>
</office:document-meta>
</file>